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3.384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7.75cm" svg:height="4.036cm" svg:x="3.625cm" svg:y="5.473cm">
          <draw:text-box>
            <text:p text:style-name="P2"><text:span text:style-name="T1">EMPRES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20:30:39.529449829</dc:date>
    <meta:editing-duration>PT1H14M26S</meta:editing-duration>
    <meta:editing-cycles>12</meta:editing-cycles>
    <meta:generator>LibreOffice/7.0.6.2$Linux_X86_64 LibreOffice_project/00$Build-2</meta:generator>
    <meta:document-statistic meta:object-count="2"/>
  </office:meta>
</office:document-meta>
</file>